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16333a" officeooo:paragraph-rsid="0016333a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16333a" officeooo:paragraph-rsid="0016333a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65754"/>
    </style:style>
    <style:style style:name="T4" style:family="text">
      <style:text-properties officeooo:rsid="0016ff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vento acontece entre os dias 7 e 10 de maio em Porto Alegre </text:p>
      <text:p text:style-name="P1"/>
      <text:p text:style-name="P1"><text:s/></text:p>
      <text:p text:style-name="P3">A organização do Fórum <text:span text:style-name="T3">Internacional </text:span>Software Livre convida para entrevista coletiva a ser realizada no dia 7 de maio, às 10h. A comissão organizadora do evento apresentará as novidades que estarão presentes na 15ª edição do FISL. </text:p>
      <text:p text:style-name="P3"/>
      <text:p text:style-name="P3">A entrevista será realizada no espaço 40A do Centro de Eventos da PUC-RS, localizado na Avenida Ipiranga, 6681. Outras informações do FISL e o credenciamento de imprensa podem ser obtidos através do site <text:a xlink:type="simple" xlink:href="http://www.fisl.org.br/">www.fisl.org.br</text:a>. </text:p>
      <text:p text:style-name="P3"/>
      <text:p text:style-name="P3">Fontes: </text:p>
      <text:p text:style-name="P3"/>
      <text:p text:style-name="P3">Coordenador geral do FISL - Ricardo Fritsch </text:p>
      <text:p text:style-name="P3">Embaixador da ASL.Org - Sady Jacques </text:p>
      <text:p text:style-name="P3">Coordenadora do GT-Educação do FISL - Cllarica Lima </text:p>
      <text:p text:style-name="P3">Coordenador de infraestrutura do FISL - Thomas Soares </text:p>
      <text:p text:style-name="P3">Coordenador do GT-Robótica do FISL Eloir J. Rockenbach </text:p>
      <text:p text:style-name="P3">Coordenador de programação do FISL - Rodrigo Troian </text:p>
      <text:p text:style-name="P3">Coordenador do GT-Negócios do FISL - Junior Goergen</text:p>
      <text:p text:style-name="P2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2"><text:a xlink:type="simple" xlink:href="https://www.flickr.com/photos/fisl14"><text:span text:style-name="T1">https://www.flickr.com/photos/fisl14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15</meta:editing-cycles>
    <meta:creation-date>2014-04-30T13:37:00</meta:creation-date>
    <dc:date>2014-05-05T12:19:26.065832215</dc:date>
    <meta:editing-duration>PT24M49S</meta:editing-duration>
    <meta:generator>LibreOffice/4.1.3.2$Linux_x86 LibreOffice_project/410m0$Build-2</meta:generator>
    <meta:document-statistic meta:table-count="0" meta:image-count="0" meta:object-count="0" meta:page-count="1" meta:paragraph-count="24" meta:word-count="276" meta:character-count="1844" meta:non-whitespace-character-count="15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